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0">
            <text:p>Beta-140970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4500.0">
            <text:p>45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1">
            <text:p>-1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2">
            <text:p>Beta-140972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740.0">
            <text:p>7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1">
            <text:p>-0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71">
            <text:p>Beta-140971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2130.0">
            <text:p>21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3">
            <text:p>-1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68">
            <text:p>Beta-140968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820.0">
            <text:p>8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2">
            <text:p>-1.4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7972">
            <text:p>Beta-127972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4760.0">
            <text:p>476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9188">
            <text:p>Beta-149188</text:p>
          </table:table-cell>
          <table:table-cell office:value-type="float" office:value="57.8">
            <text:p>57.8</text:p>
          </table:table-cell>
          <table:table-cell office:value-type="float" office:value="-7.06">
            <text:p>-7.06</text:p>
          </table:table-cell>
          <table:table-cell office:value-type="float" office:value="3000.0">
            <text:p>30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9189">
            <text:p>Beta-149189</text:p>
          </table:table-cell>
          <table:table-cell office:value-type="float" office:value="57.8">
            <text:p>57.8</text:p>
          </table:table-cell>
          <table:table-cell office:value-type="float" office:value="-7.06">
            <text:p>-7.06</text:p>
          </table:table-cell>
          <table:table-cell office:value-type="float" office:value="7370.0">
            <text:p>73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40969">
            <text:p>Beta-140969</text:p>
          </table:table-cell>
          <table:table-cell office:value-type="float" office:value="57.86">
            <text:p>57.86</text:p>
          </table:table-cell>
          <table:table-cell office:value-type="float" office:value="-6.97">
            <text:p>-6.97</text:p>
          </table:table-cell>
          <table:table-cell office:value-type="float" office:value="5500.0">
            <text:p>55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3">
            <text:p>-3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0964">
            <text:p>Beta-120964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120.0">
            <text:p>1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7">
            <text:p>0.1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  <table:table-row>
          <table:table-cell office:value-type="string" office:value="Lewis_and_Harris">
            <text:p>Lewis_and_Harris</text:p>
          </table:table-cell>
          <table:table-cell office:value-type="string" office:value="radiocarbon">
            <text:p>radiocarbon</text:p>
          </table:table-cell>
          <table:table-cell office:value-type="string" office:value="Beta-120965">
            <text:p>Beta-120965</text:p>
          </table:table-cell>
          <table:table-cell office:value-type="float" office:value="57.86">
            <text:p>57.86</text:p>
          </table:table-cell>
          <table:table-cell office:value-type="float" office:value="-6.98">
            <text:p>-6.98</text:p>
          </table:table-cell>
          <table:table-cell office:value-type="float" office:value="430.0">
            <text:p>4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63">
            <text:p>-0.63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JordanEtal2010,ShennanEtal2018">
            <text:p>JordanEtal201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